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f8502" officeooo:paragraph-rsid="000f85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eloan Plugin v1.2 for SLiMS </text:p>
      <text:p text:style-name="P1">Teasted on Cendana and Akasia</text:p>
      <text:p text:style-name="P1">By Drajat Hasan </text:p>
      <text:p text:style-name="P1"/>
      <text:p text:style-name="P1">Kegunaan :</text:p>
      <text:p text:style-name="P1">1. Mencetak Surat Keterangan bebas perpustakaan secara otomatis dengan data anggota yang telah terdaftar di slims</text:p>
      <text:p text:style-name="P1">2. <text:s/>Input judul skripsi untuk dapat ditampilkan di surat keterangan bebas perpustakaan</text:p>
      <text:p text:style-name="P1"/>
      <text:p text:style-name="P1">Fitur tambahan :</text:p>
      <text:p text:style-name="P1">1. add_essay adalah fitur tambahan yang digunakan untuk menambahkan judul skripsi ke dalam data dari setiap anggota.</text:p>
      <text:p text:style-name="P1">2. Pembaharuan di plugin member_free_loan_letter.php sudah bisa menampilkan judul skripsi dari setiap anggota.</text:p>
      <text:p text:style-name="P1"/>
      <text:p text:style-name="P1">Lankgah-langkah</text:p>
      <text:p text:style-name="P1">1. Salin file submenu.php ke admin/modules/membership</text:p>
      <text:p text:style-name="P1">2. Salin file add_essay ke admin/modules/membership</text:p>
      <text:p text:style-name="P1">3. Salin file member_free_loan_letter.php ke admin/modules/membership</text:p>
      <text:p text:style-name="P1">4. Salin file printed_settings.inc.php ke admin/admin_template</text:p>
      <text:p text:style-name="P1">5. Salin file print_settings.php admin/modules/bibliography</text:p>
      <text:p text:style-name="P1">6. Salin folder freeloan ke files/</text:p>
      <text:p text:style-name="P1">7. Buka phpmyadmin atau aplikasi sejenis masuk ke database yang digunakan oleh slims anda, klik menu import lalu pilih file -&gt; setting.sql -&gt; go .</text:p>
      <text:p text:style-name="P1">8. Untuk fitur add_essay, pastikan anda masih tetap di phpmyadmin atau sejenis, setelah itu pilih table member -&gt; klik import lalu pilih file -&gt; add_essay.sql -&gt; go.</text:p>
      <text:p text:style-name="P1">9. Plugin Fll(Free Loan Letter) telah terpasang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ajat Hasan M.A</meta:initial-creator>
    <meta:creation-date>2017-03-24T08:09:16.360054742</meta:creation-date>
    <dc:date>2017-03-24T08:12:42.962230966</dc:date>
    <dc:creator>Drajat Hasan M.A</dc:creator>
    <meta:editing-duration>PT3M28S</meta:editing-duration>
    <meta:editing-cycles>1</meta:editing-cycles>
    <meta:document-statistic meta:table-count="0" meta:image-count="0" meta:object-count="0" meta:page-count="1" meta:paragraph-count="19" meta:word-count="171" meta:character-count="1229" meta:non-whitespace-character-count="1073"/>
    <meta:generator>LibreOffice/5.0.4.2$Linux_x86 LibreOffice_project/2b9802c1994aa0b7dc6079e128979269cf95bc78</meta:generator>
  </office:meta>
</office:document-meta>
</file>